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1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2894in" svg:height="1.9669in" svg:x="0in" svg:y="4.4453in">
            <draw:object draw:notify-on-update-of-ranges="Sheet1.B17:Sheet1.I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285in" svg:height="1.9185in" svg:x="4.1701in" svg:y="4.5232in">
            <draw:object draw:notify-on-update-of-ranges="Sheet1.J17:Sheet1.Q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.7425in" svg:height="1.6016in" svg:x="9.6661in" svg:y="4.6094in">
            <draw:object draw:notify-on-update-of-ranges="Sheet1.B19:Sheet1.E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.4213in" svg:height="1.6016in" svg:x="12.7559in" svg:y="4.5587in">
            <draw:object draw:notify-on-update-of-ranges="Sheet1.J19:Sheet1.M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11-06_8292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8292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534.358" calcext:value-type="float">
            <text:p>-2534.358</text:p>
          </table:table-cell>
          <table:table-cell office:value-type="float" office:value="0.213" calcext:value-type="float">
            <text:p>0.213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4" calcext:value-type="float">
            <text:p>0.314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" calcext:value-type="float">
            <text:p>0.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1" calcext:value-type="float">
            <text:p>0.01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8" calcext:value-type="float">
            <text:p>0.08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0.0401708291285" calcext:value-type="float">
            <text:p>0.0401708291</text:p>
          </table:table-cell>
          <table:table-cell office:value-type="float" office:value="0.0043058939819" calcext:value-type="float">
            <text:p>0.004305894</text:p>
          </table:table-cell>
          <table:table-cell office:value-type="float" office:value="-0.983915140239" calcext:value-type="float">
            <text:p>-0.9839151402</text:p>
          </table:table-cell>
          <table:table-cell office:value-type="float" office:value="-0.97587005896" calcext:value-type="float">
            <text:p>-0.975870059</text:p>
          </table:table-cell>
          <table:table-cell office:value-type="float" office:value="-0.481727349264" calcext:value-type="float">
            <text:p>-0.4817273493</text:p>
          </table:table-cell>
          <table:table-cell office:value-type="float" office:value="-0.99765993246" calcext:value-type="float">
            <text:p>-0.9976599325</text:p>
          </table:table-cell>
          <table:table-cell office:value-type="float" office:value="-0.944618664466" calcext:value-type="float">
            <text:p>-0.9446186645</text:p>
          </table:table-cell>
          <table:table-cell office:value-type="float" office:value="-0.980728788635" calcext:value-type="float">
            <text:p>-0.9807287886</text:p>
          </table:table-cell>
          <table:table-cell office:value-type="float" office:value="0.951295804274" calcext:value-type="float">
            <text:p>0.9512958043</text:p>
          </table:table-cell>
          <table:table-cell office:value-type="float" office:value="0.973370187652" calcext:value-type="float">
            <text:p>0.9733701877</text:p>
          </table:table-cell>
          <table:table-cell office:value-type="float" office:value="0.946751416917" calcext:value-type="float">
            <text:p>0.9467514169</text:p>
          </table:table-cell>
          <table:table-cell office:value-type="float" office:value="0.994863384243" calcext:value-type="float">
            <text:p>0.9948633842</text:p>
          </table:table-cell>
          <table:table-cell office:value-type="float" office:value="0.962366813697" calcext:value-type="float">
            <text:p>0.9623668137</text:p>
          </table:table-cell>
          <table:table-cell office:value-type="float" office:value="0.986830236236" calcext:value-type="float">
            <text:p>0.9868302362</text:p>
          </table:table-cell>
          <table:table-cell office:value-type="float" office:value="0.987653056523" calcext:value-type="float">
            <text:p>0.9876530565</text:p>
          </table:table-cell>
          <table:table-cell office:value-type="float" office:value="0.994163847007" calcext:value-type="float">
            <text:p>0.994163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581151415108" calcext:value-type="float">
            <text:p>0.58115</text:p>
          </table:table-cell>
          <table:table-cell table:style-name="ce1" office:value-type="float" office:value="0.228489750685" calcext:value-type="float">
            <text:p>0.22849</text:p>
          </table:table-cell>
          <table:table-cell table:style-name="ce1" office:value-type="float" office:value="0.0858336186664" calcext:value-type="float">
            <text:p>0.08583</text:p>
          </table:table-cell>
          <table:table-cell table:style-name="ce1" office:value-type="float" office:value="0.0058315275701" calcext:value-type="float">
            <text:p>0.00583</text:p>
          </table:table-cell>
          <table:table-cell table:style-name="ce1" office:value-type="float" office:value="0.0598886179619" calcext:value-type="float">
            <text:p>0.05989</text:p>
          </table:table-cell>
          <table:table-cell table:style-name="ce1" office:value-type="float" office:value="0.0175088637903" calcext:value-type="float">
            <text:p>0.01751</text:p>
          </table:table-cell>
          <table:table-cell table:style-name="ce1" office:value-type="float" office:value="0.0143264332925" calcext:value-type="float">
            <text:p>0.01433</text:p>
          </table:table-cell>
          <table:table-cell table:style-name="ce1" office:value-type="float" office:value="0.00696977292563" calcext:value-type="float">
            <text:p>0.00697</text:p>
          </table:table-cell>
          <table:table-cell table:style-name="ce1" office:value-type="float" office:value="0.604502609485" calcext:value-type="float">
            <text:p>0.60450</text:p>
          </table:table-cell>
          <table:table-cell table:style-name="ce1" office:value-type="float" office:value="0.226134835783" calcext:value-type="float">
            <text:p>0.22613</text:p>
          </table:table-cell>
          <table:table-cell table:style-name="ce1" office:value-type="float" office:value="0.00138256100761" calcext:value-type="float">
            <text:p>0.00138</text:p>
          </table:table-cell>
          <table:table-cell table:style-name="ce1" office:value-type="float" office:value="0.000321990551655" calcext:value-type="float">
            <text:p>0.00032</text:p>
          </table:table-cell>
          <table:table-cell table:style-name="ce1" office:value-type="float" office:value="0.025545434467" calcext:value-type="float">
            <text:p>0.02555</text:p>
          </table:table-cell>
          <table:table-cell table:style-name="ce1" office:value-type="float" office:value="-0.000803477627406" calcext:value-type="float">
            <text:p>-0.00080</text:p>
          </table:table-cell>
          <table:table-cell table:style-name="ce1" office:value-type="float" office:value="-0.000241422838787" calcext:value-type="float">
            <text:p>-0.00024</text:p>
          </table:table-cell>
          <table:table-cell table:style-name="ce1" office:value-type="float" office:value="0.0000824361744238" calcext:value-type="float">
            <text:p>0.000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557850839765" calcext:value-type="float">
            <text:p>0.55785</text:p>
          </table:table-cell>
          <table:table-cell table:style-name="ce1" office:value-type="float" office:value="0.219096117648" calcext:value-type="float">
            <text:p>0.21910</text:p>
          </table:table-cell>
          <table:table-cell table:style-name="ce1" office:value-type="float" office:value="0.0816481412462" calcext:value-type="float">
            <text:p>0.08165</text:p>
          </table:table-cell>
          <table:table-cell table:style-name="ce1" office:value-type="float" office:value="0.00751387687046" calcext:value-type="float">
            <text:p>0.00751</text:p>
          </table:table-cell>
          <table:table-cell table:style-name="ce1" office:value-type="float" office:value="0.0858712023805" calcext:value-type="float">
            <text:p>0.08587</text:p>
          </table:table-cell>
          <table:table-cell table:style-name="ce1" office:value-type="float" office:value="0.0317169773855" calcext:value-type="float">
            <text:p>0.03172</text:p>
          </table:table-cell>
          <table:table-cell table:style-name="ce1" office:value-type="float" office:value="0.00814276422696" calcext:value-type="float">
            <text:p>0.00814</text:p>
          </table:table-cell>
          <table:table-cell table:style-name="ce1" office:value-type="float" office:value="0.00816008047687" calcext:value-type="float">
            <text:p>0.00816</text:p>
          </table:table-cell>
          <table:table-cell table:style-name="ce1" office:value-type="float" office:value="0.581269085318" calcext:value-type="float">
            <text:p>0.58127</text:p>
          </table:table-cell>
          <table:table-cell table:style-name="ce1" office:value-type="float" office:value="0.216351746396" calcext:value-type="float">
            <text:p>0.21635</text:p>
          </table:table-cell>
          <table:table-cell table:style-name="ce1" office:value-type="float" office:value="-0.000548289149572" calcext:value-type="float">
            <text:p>-0.00055</text:p>
          </table:table-cell>
          <table:table-cell table:style-name="ce1" office:value-type="float" office:value="-0.000390985648954" calcext:value-type="float">
            <text:p>-0.00039</text:p>
          </table:table-cell>
          <table:table-cell table:style-name="ce1" office:value-type="float" office:value="0.0519442969521" calcext:value-type="float">
            <text:p>0.05194</text:p>
          </table:table-cell>
          <table:table-cell table:style-name="ce1" office:value-type="float" office:value="0.000839321603208" calcext:value-type="float">
            <text:p>0.00084</text:p>
          </table:table-cell>
          <table:table-cell table:style-name="ce1" office:value-type="float" office:value="0.00149711765727" calcext:value-type="float">
            <text:p>0.00150</text:p>
          </table:table-cell>
          <table:table-cell table:style-name="ce1" office:value-type="float" office:value="0.000513695370667" calcext:value-type="float">
            <text:p>0.000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584134490026" calcext:value-type="float">
            <text:p>0.58413</text:p>
          </table:table-cell>
          <table:table-cell table:style-name="ce1" office:value-type="float" office:value="0.211077442073" calcext:value-type="float">
            <text:p>0.21108</text:p>
          </table:table-cell>
          <table:table-cell table:style-name="ce1" office:value-type="float" office:value="0.079541552034" calcext:value-type="float">
            <text:p>0.07954</text:p>
          </table:table-cell>
          <table:table-cell table:style-name="ce1" office:value-type="float" office:value="0.00460430586347" calcext:value-type="float">
            <text:p>0.00460</text:p>
          </table:table-cell>
          <table:table-cell table:style-name="ce1" office:value-type="float" office:value="0.0803475579587" calcext:value-type="float">
            <text:p>0.08035</text:p>
          </table:table-cell>
          <table:table-cell table:style-name="ce1" office:value-type="float" office:value="0.0233177299363" calcext:value-type="float">
            <text:p>0.02332</text:p>
          </table:table-cell>
          <table:table-cell table:style-name="ce1" office:value-type="float" office:value="0.0101731318851" calcext:value-type="float">
            <text:p>0.01017</text:p>
          </table:table-cell>
          <table:table-cell table:style-name="ce1" office:value-type="float" office:value="0.00680379022319" calcext:value-type="float">
            <text:p>0.00680</text:p>
          </table:table-cell>
          <table:table-cell table:style-name="ce1" office:value-type="float" office:value="0.596795609188" calcext:value-type="float">
            <text:p>0.59680</text:p>
          </table:table-cell>
          <table:table-cell table:style-name="ce1" office:value-type="float" office:value="0.211091075972" calcext:value-type="float">
            <text:p>0.21109</text:p>
          </table:table-cell>
          <table:table-cell table:style-name="ce1" office:value-type="float" office:value="-0.000176797820812" calcext:value-type="float">
            <text:p>-0.00018</text:p>
          </table:table-cell>
          <table:table-cell table:style-name="ce1" office:value-type="float" office:value="-0.000165563344758" calcext:value-type="float">
            <text:p>-0.00017</text:p>
          </table:table-cell>
          <table:table-cell table:style-name="ce1" office:value-type="float" office:value="0.0518098762698" calcext:value-type="float">
            <text:p>0.05181</text:p>
          </table:table-cell>
          <table:table-cell table:style-name="ce1" office:value-type="float" office:value="0.000041738054674" calcext:value-type="float">
            <text:p>0.00004</text:p>
          </table:table-cell>
          <table:table-cell table:style-name="ce1" office:value-type="float" office:value="0.00114507970073" calcext:value-type="float">
            <text:p>0.00115</text:p>
          </table:table-cell>
          <table:table-cell table:style-name="ce1" office:value-type="float" office:value="-0.000451501819967" calcext:value-type="float">
            <text:p>-0.000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581337056195" calcext:value-type="float">
            <text:p>0.58134</text:p>
          </table:table-cell>
          <table:table-cell table:style-name="ce1" office:value-type="float" office:value="0.21610264582" calcext:value-type="float">
            <text:p>0.21610</text:p>
          </table:table-cell>
          <table:table-cell table:style-name="ce1" office:value-type="float" office:value="0.0818345263244" calcext:value-type="float">
            <text:p>0.08183</text:p>
          </table:table-cell>
          <table:table-cell table:style-name="ce1" office:value-type="float" office:value="0.00554263486331" calcext:value-type="float">
            <text:p>0.00554</text:p>
          </table:table-cell>
          <table:table-cell table:style-name="ce1" office:value-type="float" office:value="0.0658189722757" calcext:value-type="float">
            <text:p>0.06582</text:p>
          </table:table-cell>
          <table:table-cell table:style-name="ce1" office:value-type="float" office:value="0.0228427451037" calcext:value-type="float">
            <text:p>0.02284</text:p>
          </table:table-cell>
          <table:table-cell table:style-name="ce1" office:value-type="float" office:value="0.0192376391006" calcext:value-type="float">
            <text:p>0.01924</text:p>
          </table:table-cell>
          <table:table-cell table:style-name="ce1" office:value-type="float" office:value="0.00728378031761" calcext:value-type="float">
            <text:p>0.00728</text:p>
          </table:table-cell>
          <table:table-cell table:style-name="ce1" office:value-type="float" office:value="0.597548081353" calcext:value-type="float">
            <text:p>0.59755</text:p>
          </table:table-cell>
          <table:table-cell table:style-name="ce1" office:value-type="float" office:value="0.220246868938" calcext:value-type="float">
            <text:p>0.22025</text:p>
          </table:table-cell>
          <table:table-cell table:style-name="ce1" office:value-type="float" office:value="0.00355374059546" calcext:value-type="float">
            <text:p>0.00355</text:p>
          </table:table-cell>
          <table:table-cell table:style-name="ce1" office:value-type="float" office:value="0.000161626120843" calcext:value-type="float">
            <text:p>0.00016</text:p>
          </table:table-cell>
          <table:table-cell table:style-name="ce1" office:value-type="float" office:value="0.0294410493832" calcext:value-type="float">
            <text:p>0.02944</text:p>
          </table:table-cell>
          <table:table-cell table:style-name="ce1" office:value-type="float" office:value="0.000521173010105" calcext:value-type="float">
            <text:p>0.00052</text:p>
          </table:table-cell>
          <table:table-cell table:style-name="ce1" office:value-type="float" office:value="-0.000560853474346" calcext:value-type="float">
            <text:p>-0.00056</text:p>
          </table:table-cell>
          <table:table-cell table:style-name="ce1" office:value-type="float" office:value="0.000574587533378" calcext:value-type="float">
            <text:p>0.0005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558615785219" calcext:value-type="float">
            <text:p>0.55862</text:p>
          </table:table-cell>
          <table:table-cell table:style-name="ce1" office:value-type="float" office:value="0.207642568466" calcext:value-type="float">
            <text:p>0.20764</text:p>
          </table:table-cell>
          <table:table-cell table:style-name="ce1" office:value-type="float" office:value="0.0716560684009" calcext:value-type="float">
            <text:p>0.07166</text:p>
          </table:table-cell>
          <table:table-cell table:style-name="ce1" office:value-type="float" office:value="0.00501744348538" calcext:value-type="float">
            <text:p>0.00502</text:p>
          </table:table-cell>
          <table:table-cell table:style-name="ce1" office:value-type="float" office:value="0.123220526864" calcext:value-type="float">
            <text:p>0.12322</text:p>
          </table:table-cell>
          <table:table-cell table:style-name="ce1" office:value-type="float" office:value="0.0127306124876" calcext:value-type="float">
            <text:p>0.01273</text:p>
          </table:table-cell>
          <table:table-cell table:style-name="ce1" office:value-type="float" office:value="0.0150200675828" calcext:value-type="float">
            <text:p>0.01502</text:p>
          </table:table-cell>
          <table:table-cell table:style-name="ce1" office:value-type="float" office:value="0.00609692749399" calcext:value-type="float">
            <text:p>0.00610</text:p>
          </table:table-cell>
          <table:table-cell table:style-name="ce1" office:value-type="float" office:value="0.602991637495" calcext:value-type="float">
            <text:p>0.60299</text:p>
          </table:table-cell>
          <table:table-cell table:style-name="ce1" office:value-type="float" office:value="0.213071847238" calcext:value-type="float">
            <text:p>0.21307</text:p>
          </table:table-cell>
          <table:table-cell table:style-name="ce1" office:value-type="float" office:value="0.0021374210814" calcext:value-type="float">
            <text:p>0.00214</text:p>
          </table:table-cell>
          <table:table-cell table:style-name="ce1" office:value-type="float" office:value="0.000623503761977" calcext:value-type="float">
            <text:p>0.00062</text:p>
          </table:table-cell>
          <table:table-cell table:style-name="ce1" office:value-type="float" office:value="0.0576400146845" calcext:value-type="float">
            <text:p>0.05764</text:p>
          </table:table-cell>
          <table:table-cell table:style-name="ce1" office:value-type="float" office:value="0.0000830238465476" calcext:value-type="float">
            <text:p>0.00008</text:p>
          </table:table-cell>
          <table:table-cell table:style-name="ce1" office:value-type="float" office:value="0.000397946993607" calcext:value-type="float">
            <text:p>0.00040</text:p>
          </table:table-cell>
          <table:table-cell table:style-name="ce1" office:value-type="float" office:value="0.0000551807995586" calcext:value-type="float">
            <text:p>0.00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2:.B16])" office:value-type="float" office:value="0.5726179172626" calcext:value-type="float">
            <text:p>0.57262</text:p>
          </table:table-cell>
          <table:table-cell table:style-name="ce1" table:formula="of:=AVERAGE([.C12:.C16])" office:value-type="float" office:value="0.2164817049384" calcext:value-type="float">
            <text:p>0.21648</text:p>
          </table:table-cell>
          <table:table-cell table:style-name="ce1" table:formula="of:=AVERAGE([.D12:.D16])" office:value-type="float" office:value="0.08010278133438" calcext:value-type="float">
            <text:p>0.08010</text:p>
          </table:table-cell>
          <table:table-cell table:style-name="ce1" table:formula="of:=AVERAGE([.E12:.E16])" office:value-type="float" office:value="0.005701957730544" calcext:value-type="float">
            <text:p>0.00570</text:p>
          </table:table-cell>
          <table:table-cell table:style-name="ce1" table:formula="of:=AVERAGE([.F12:.F16])" office:value-type="float" office:value="0.08302937548816" calcext:value-type="float">
            <text:p>0.08303</text:p>
          </table:table-cell>
          <table:table-cell table:style-name="ce1" table:formula="of:=AVERAGE([.G12:.G16])" office:value-type="float" office:value="0.02162338574068" calcext:value-type="float">
            <text:p>0.02162</text:p>
          </table:table-cell>
          <table:table-cell table:style-name="ce1" table:formula="of:=AVERAGE([.H12:.H16])" office:value-type="float" office:value="0.013380007217592" calcext:value-type="float">
            <text:p>0.01338</text:p>
          </table:table-cell>
          <table:table-cell table:style-name="ce1" table:formula="of:=AVERAGE([.I12:.I16])" office:value-type="float" office:value="0.007062870287458" calcext:value-type="float">
            <text:p>0.00706</text:p>
          </table:table-cell>
          <table:table-cell table:style-name="ce1" table:formula="of:=AVERAGE([.J12:.J16])" office:value-type="float" office:value="0.5966214045678" calcext:value-type="float">
            <text:p>0.59662</text:p>
          </table:table-cell>
          <table:table-cell table:style-name="ce1" table:formula="of:=AVERAGE([.K12:.K16])" office:value-type="float" office:value="0.2173792748654" calcext:value-type="float">
            <text:p>0.21738</text:p>
          </table:table-cell>
          <table:table-cell table:style-name="ce1" table:formula="of:=AVERAGE([.L12:.L16])" office:value-type="float" office:value="0.0012697271428172" calcext:value-type="float">
            <text:p>0.00127</text:p>
          </table:table-cell>
          <table:table-cell table:style-name="ce1" table:formula="of:=AVERAGE([.M12:.M16])" office:value-type="float" office:value="0.0001101142881526" calcext:value-type="float">
            <text:p>0.00011</text:p>
          </table:table-cell>
          <table:table-cell table:style-name="ce1" table:formula="of:=AVERAGE([.N12:.N16])" office:value-type="float" office:value="0.04327613435132" calcext:value-type="float">
            <text:p>0.04328</text:p>
          </table:table-cell>
          <table:table-cell table:style-name="ce1" table:formula="of:=AVERAGE([.O12:.O16])" office:value-type="float" office:value="0.00013635577742572" calcext:value-type="float">
            <text:p>0.00014</text:p>
          </table:table-cell>
          <table:table-cell table:style-name="ce1" table:formula="of:=AVERAGE([.P12:.P16])" office:value-type="float" office:value="0.0004475736076948" calcext:value-type="float">
            <text:p>0.00045</text:p>
          </table:table-cell>
          <table:table-cell table:style-name="ce1" table:formula="of:=AVERAGE([.Q12:.Q16])" office:value-type="float" office:value="0.00015487961161208" calcext:value-type="float">
            <text:p>0.0001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5726179172626" calcext:value-type="float">
            <text:p>0.5726179173</text:p>
          </table:table-cell>
          <table:table-cell office:value-type="float" office:value="0.2164817049384" calcext:value-type="float">
            <text:p>0.2164817049</text:p>
          </table:table-cell>
          <table:table-cell office:value-type="float" office:value="0.08010278133438" calcext:value-type="float">
            <text:p>0.0801027813</text:p>
          </table:table-cell>
          <table:table-cell office:value-type="float" office:value="0.08302937548816" calcext:value-type="float">
            <text:p>0.0830293755</text:p>
          </table:table-cell>
          <table:table-cell table:number-columns-repeated="4"/>
          <table:table-cell office:value-type="float" office:value="0.5966214045678" calcext:value-type="float">
            <text:p>0.5966214046</text:p>
          </table:table-cell>
          <table:table-cell office:value-type="float" office:value="0.2173792748654" calcext:value-type="float">
            <text:p>0.2173792749</text:p>
          </table:table-cell>
          <table:table-cell office:value-type="float" office:value="0.0012697271428172" calcext:value-type="float">
            <text:p>0.0012697271</text:p>
          </table:table-cell>
          <table:table-cell table:style-name="ce1" office:value-type="float" office:value="0.04327613435132" calcext:value-type="float">
            <text:p>0.04328</text:p>
          </table:table-cell>
          <table:table-cell table:number-columns-repeated="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Total 1</text:p>
          </table:table-cell>
          <table:table-cell table:number-columns-repeated="3"/>
          <table:table-cell office:value-type="string" calcext:value-type="string">
            <text:p>Predicted</text:p>
          </table:table-cell>
          <table:table-cell office:value-type="float" office:value="0.85" calcext:value-type="float">
            <text:p>0.85</text:p>
          </table:table-cell>
          <table:table-cell table:number-columns-repeated="3"/>
          <table:table-cell office:value-type="string" calcext:value-type="string">
            <text:p>Total 0.95</text:p>
          </table:table-cell>
          <table:table-cell table:number-columns-repeated="2"/>
          <table:table-cell office:value-type="string" calcext:value-type="string">
            <text:p>Predicted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8T15:57:53.343139141</dc:date>
    <meta:editing-duration>P0D</meta:editing-duration>
    <meta:editing-cycles>1</meta:editing-cycles>
    <meta:document-statistic meta:table-count="1" meta:cell-count="2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356cm" svg:height="4.997cm" xlink:href=".." xlink:type="simple" chart:class="chart:circle" chart:style-name="ch1">
        <chart:legend chart:legend-position="end" svg:x="7.416cm" svg:y="0.456cm" style:legend-expansion="high" chart:style-name="ch2"/>
        <chart:plot-area chart:style-name="ch3" table:cell-range-address="Sheet1.B17:Sheet1.I17" svg:x="0.167cm" svg:y="0.099cm" svg:width="7.082cm" svg:height="4.799cm">
          <chartooo:coordinate-region svg:x="1.309cm" svg:y="0.1cm" svg:width="4.798cm" svg:height="4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I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5726179172626">
                <text:p>0.5726179172626</text:p>
                <draw:g>
                  <svg:desc>Sheet1.B17:Sheet1.I17</svg:desc>
                </draw:g>
              </table:table-cell>
              <table:table-cell office:value-type="float" office:value="0.2164817049384">
                <text:p>0.2164817049384</text:p>
              </table:table-cell>
              <table:table-cell office:value-type="float" office:value="0.08010278133438">
                <text:p>0.08010278133438</text:p>
              </table:table-cell>
              <table:table-cell office:value-type="float" office:value="0.005701957730544">
                <text:p>0.005701957730544</text:p>
              </table:table-cell>
              <table:table-cell office:value-type="float" office:value="0.08302937548816">
                <text:p>0.08302937548816</text:p>
              </table:table-cell>
              <table:table-cell office:value-type="float" office:value="0.02162338574068">
                <text:p>0.02162338574068</text:p>
              </table:table-cell>
              <table:table-cell office:value-type="float" office:value="0.013380007217592">
                <text:p>0.013380007217592</text:p>
              </table:table-cell>
              <table:table-cell office:value-type="float" office:value="0.007062870287458">
                <text:p>0.007062870287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.345cm" svg:height="4.874cm" xlink:href=".." xlink:type="simple" chart:class="chart:circle" chart:style-name="ch1">
        <chart:legend chart:legend-position="end" svg:x="7.405cm" svg:y="0.395cm" style:legend-expansion="high" chart:style-name="ch2"/>
        <chart:plot-area chart:style-name="ch3" table:cell-range-address="Sheet1.J17:Sheet1.Q17" svg:x="0.166cm" svg:y="0.097cm" svg:width="7.073cm" svg:height="4.68cm">
          <chartooo:coordinate-region svg:x="1.363cm" svg:y="0.098cm" svg:width="4.679cm" svg:height="4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7:Sheet1.Q1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5966214045678">
                <text:p>0.5966214045678</text:p>
                <draw:g>
                  <svg:desc>Sheet1.J17:Sheet1.Q17</svg:desc>
                </draw:g>
              </table:table-cell>
              <table:table-cell office:value-type="float" office:value="0.2173792748654">
                <text:p>0.2173792748654</text:p>
              </table:table-cell>
              <table:table-cell office:value-type="float" office:value="0.0012697271428172">
                <text:p>0.0012697271428172</text:p>
              </table:table-cell>
              <table:table-cell office:value-type="float" office:value="0.0001101142881526">
                <text:p>0.0001101142881526</text:p>
              </table:table-cell>
              <table:table-cell office:value-type="float" office:value="0.04327613435132">
                <text:p>0.04327613435132</text:p>
              </table:table-cell>
              <table:table-cell office:value-type="float" office:value="0.00013635577742572">
                <text:p>0.00013635577742572</text:p>
              </table:table-cell>
              <table:table-cell office:value-type="float" office:value="0.0004475736076948">
                <text:p>0.0004475736076948</text:p>
              </table:table-cell>
              <table:table-cell office:value-type="float" office:value="0.00015487961161208">
                <text:p>0.00015487961161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.967cm" svg:height="4.069cm" xlink:href=".." xlink:type="simple" chart:class="chart:circle" chart:style-name="ch1">
        <chart:legend chart:legend-position="end" svg:x="6.027cm" svg:y="0.988cm" style:legend-expansion="high" chart:style-name="ch2"/>
        <chart:plot-area chart:style-name="ch3" table:cell-range-address="Sheet1.B19:Sheet1.E19" svg:x="0.139cm" svg:y="0.081cm" svg:width="5.749cm" svg:height="3.907cm">
          <chartooo:coordinate-region svg:x="1.06cm" svg:y="0.082cm" svg:width="3.906cm" svg:height="3.9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E1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5726179172626">
                <text:p>0.5726179172626</text:p>
                <draw:g>
                  <svg:desc>Sheet1.B19:Sheet1.E19</svg:desc>
                </draw:g>
              </table:table-cell>
              <table:table-cell office:value-type="float" office:value="0.2164817049384">
                <text:p>0.2164817049384</text:p>
              </table:table-cell>
              <table:table-cell office:value-type="float" office:value="0.08010278133438">
                <text:p>0.08010278133438</text:p>
              </table:table-cell>
              <table:table-cell office:value-type="float" office:value="0.08302937548816">
                <text:p>0.08302937548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.151cm" svg:height="4.069cm" xlink:href=".." xlink:type="simple" chart:class="chart:circle" chart:style-name="ch1">
        <chart:legend chart:legend-position="end" svg:x="5.211cm" svg:y="0.988cm" style:legend-expansion="high" chart:style-name="ch2"/>
        <chart:plot-area chart:style-name="ch3" table:cell-range-address="Sheet1.J19:Sheet1.M19" svg:x="0.123cm" svg:y="0.081cm" svg:width="4.965cm" svg:height="3.907cm">
          <chartooo:coordinate-region svg:x="0.652cm" svg:y="0.082cm" svg:width="3.906cm" svg:height="3.90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19:Sheet1.M19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5966214045678">
                <text:p>0.5966214045678</text:p>
                <draw:g>
                  <svg:desc>Sheet1.J19:Sheet1.M19</svg:desc>
                </draw:g>
              </table:table-cell>
              <table:table-cell office:value-type="float" office:value="0.2173792748654">
                <text:p>0.2173792748654</text:p>
              </table:table-cell>
              <table:table-cell office:value-type="float" office:value="0.0012697271428172">
                <text:p>0.0012697271428172</text:p>
              </table:table-cell>
              <table:table-cell office:value-type="float" office:value="0.04327613435132">
                <text:p>0.043276134351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